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style:text-line-through-style="none" style:text-line-through-type="none" style:font-name="Liberation Serif" fo:font-size="12pt" fo:font-style="normal" style:text-underline-style="none" fo:font-weight="normal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2" style:family="paragraph" style:parent-style-name="Text_20_body">
      <style:text-properties style:text-line-through-style="none" style:text-line-through-type="none" style:font-name="Liberation Serif" fo:font-size="12pt" fo:font-style="normal" style:text-underline-style="none" fo:font-weight="normal" officeooo:paragraph-rsid="000af81d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3" style:family="paragraph" style:parent-style-name="Text_20_body">
      <style:text-properties style:text-line-through-style="none" style:text-line-through-type="none" style:font-name="Liberation Serif" fo:font-size="12pt" fo:font-style="normal" style:text-underline-style="none" fo:font-weight="normal" officeooo:paragraph-rsid="000e181b" style:font-size-asian="12pt" style:font-style-asian="normal" style:font-weight-asian="normal" style:font-name-complex="Liberation Serif" style:font-size-complex="12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text-line-through-style="none" style:text-line-through-type="none" style:font-name="Liberation Serif" fo:font-size="12pt" fo:font-style="normal" style:text-underline-style="none" fo:font-weight="bold" officeooo:rsid="000e3502" officeooo:paragraph-rsid="000e3502" style:font-size-asian="12pt" style:font-style-asian="normal" style:font-weight-asian="bold" style:font-name-complex="Liberation Serif" style:font-size-complex="12pt" style:font-style-complex="normal" style:font-weight-complex="bold"/>
    </style:style>
    <style:style style:name="T1" style:family="text">
      <style:text-properties officeooo:rsid="000af81d"/>
    </style:style>
    <style:style style:name="T2" style:family="text">
      <style:text-properties officeooo:rsid="000d7ca3"/>
    </style:style>
    <style:style style:name="T3" style:family="text">
      <style:text-properties officeooo:rsid="000d88da"/>
    </style:style>
    <style:style style:name="T4" style:family="text">
      <style:text-properties officeooo:rsid="000e181b"/>
    </style:style>
    <style:style style:name="T5" style:family="text">
      <style:text-properties officeooo:rsid="001058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22. </text:span>BAHAYA BID’AH BAGI ORANG YANG MENGERJAKANNY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63. Dari Aisyah.a. berkata Rasulullah <text:span text:style-name="T1">s.</text:span>a.w, Pernah bersabda: " Barang s<text:span text:style-name="T1">i</text:span>apa , yang melakukan suatu per<text:span text:style-name="T1">buatan yang bukan perintah kami, maka ia tertolak”. Dan </text:span>dalam riwayat <text:span text:style-name="T1">la</text:span>in. "Barang siapa mengada-adakan dalam perintah kami ini, yung bu<text:span text:style-name="T1">kan daripadanya, </text:span><text:s/>maka ia tertolak Dan dalam riwayat yang lain lagi : Burang siapa uat sesuatu urusan yang lain dari perintah kami, maka ia tertolak."</text:p>
      <text:p text:style-name="P1">(Riwayat Ahmad, Al-Bukhari dan Abu Dawud).</text:p>
      <text:p text:style-name="P1"/>
      <text:p text:style-name="P1"/>
      <text:p text:style-name="P1"/>
      <text:p text:style-name="P1"/>
      <text:p text:style-name="P1"/>
      <text:p text:style-name="P1"><text:bookmark text:name="docs-internal-guid-cf74f36a-2a28-1181-4902-71830048d93c"/>61. Dari Ibnu 'Abbas r.a. berkata : Rasulullah <text:span text:style-name="T1">s</text:span>.<text:span text:style-name="T1">a.</text:span>w, Pernah ber<text:span text:style-name="T1">b</text:span>abd<text:span text:style-name="T1">a:</text:span> Allah enggan akan menerima amal perbuatan orang yang ahli bid'ah, sehingga ia meninggalkan bid'ahnya. ”</text:p>
      <text:p text:style-name="P1">(Riwayat Ibnu Majah<text:span text:style-name="T1">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4f31e141-2a28-5bcb-9071-0bccb94c04c5"/>62. Dan Hudzaifah <text:span text:style-name="T2">r</text:span>.a. berkata: Rasulullah S.A.W, Per<text:span text:style-name="T2">nah bersabda: “Allah tidak</text:span> akan menerima bagi orang yang ahli bid'ah akan <text:span text:style-name="T2">shalat</text:span> nya, tidak akan menenima <text:span text:style-name="T2">puasanya</text:span>nya, <text:span text:style-name="T2">tidak akan menerima shadaqhnya, tidak akan menerima hajjinya, tidak akan menerima umrahnya, </text:span>tidak akan menerima jiha<text:span text:style-name="T2">d</text:span>n<text:span text:style-name="T2">ya, tidak akan menerima taubatnya</text:span> dan tidak akan inenerima tebusannya: ia keluar dari <text:span text:style-name="T2">islam seperti keluarnya helai rambut dari pada tepung.”</text:span></text:p>
      <text:p text:style-name="P1"><text:soft-page-break/>(Riwayat Ibnu Majah).</text:p>
      <text:p text:style-name="P1"/>
      <text:p text:style-name="P1"/>
      <text:p text:style-name="P1"/>
      <text:p text:style-name="P1"/>
      <text:p text:style-name="P1"/>
      <text:p text:style-name="P1"><text:bookmark text:name="docs-internal-guid-4f31e141-2a28-7052-384d-263943179325"/><text:span text:style-name="T2">63</text:span>. Dar<text:span text:style-name="T2">i</text:span> Anas <text:span text:style-name="T2">r</text:span>.a. berkata , Rasulullah sa.w, pernah bey sabda: Sesungguhnya Allah mendinding (menutup) taubat daripada tiap-tiap orang yang ahli bid'ah sehingga la nueninggalkan bid'ahna, "</text:p>
      <text:p text:style-name="P1">(Riwayat Ath. Thabarani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4f31e141-2a28-878f-5d07-311303f47597"/>64. Dari Abi Bakr As-Shiddiq r.a. berkata : Bahwasanya Rasulullah S.a.w. per<text:span text:style-name="T2">n</text:span>ah bersabda : "Sesungguhnya Iblis berkata : Aku merusakkan mereka (ummat Islam) dengan dosa-dosa, lalu mereka <text:span text:style-name="T2">m</text:span>erusakkun aku dengan istigfar ; maka tatkala aku melihat demikian itu, aku merisakkan mereka itu dengan hawa keinginan -bid'ah-, lalu mereka menyangka bahwa mereka itu mendapat petunjuk yang benar, lantas mereka tidak sama memohon ampunun."</text:p>
      <text:p text:style-name="P1">(Riwayat Ibnu Abi 'Ashtri)</text:p>
      <text:p text:style-name="P1"/>
      <text:p text:style-name="P1"/>
      <text:p text:style-name="P1"/>
      <text:p text:style-name="P1"/>
      <text:p text:style-name="P1"/>
      <text:p text:style-name="P1"><text:bookmark text:name="docs-internal-guid-336e03ba-2a28-af17-1f0b-bfb3bcebcc8e"/>65. Dari Anas r.a. berkata <text:span text:style-name="T2">Rasulullah s.a.w. pernah bersabda:</text:span> "Sesungguhnya <text:span text:style-name="T2">seorang hamba apabila telah mengerjakan pekerjaan bid’ah </text:span>syaithan bertemu dengan <text:span text:style-name="T2">sembunyi padanya</text:span> <text:span text:style-name="T2">dan bid’ah</text:span>, dan menjatuhkan atas<text:span text:style-name="T2">n</text:span>ya rasa- khusyu dan tangis."</text:p>
      <text:p text:style-name="P1">(Riwayat Abu Nashar)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bookmark text:name="docs-internal-guid-336e03ba-2a28-f495-4192-1d1eeddd7db6"/>6<text:span text:style-name="T2">6</text:span>. Jumda<text:span text:style-name="T2">b</text:span> Al-Bajaly <text:span text:style-name="T2">r.a</text:span>. berkata Rasulullah. S.e.w. pernah bersabda: “Apa yang akan kamu katakan pada suatu kaum yang penuntun (pemimpin) mereka masuk surga dan pengikut mereka masuke neraka?” Para Sahabat berkata : "Ya Rasulullah, sekali. pun mereka mengerjakan pekerjaan seperti pekerjaan mereka?" Rasulullah s.a.w. bersabda, "Dan sekalipun mereka ber’amal seperti amal perbuatan mereka (para pemimpin)." Mereka masuk ke surga sebab apa-apa yang terdahulu bagi mereka, dan mereka masuk ke neraha, sebab apaapa yang mereka adaadakan."</text:p>
      <text:p text:style-name="P1">(Riwayat Sainu'vaih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c9c1870a-2a29-5066-f914-28ac4fb41ccf"/>67. Dri Arus <text:span text:style-name="T2">r</text:span>.<text:span text:style-name="T2">a</text:span>. berkata : Rasulullah mengantuk <text:span text:style-name="T2">sebentar,</text:span> lalu mengangkat kepala<text:span text:style-name="T2">n</text:span>y<text:span text:style-name="T2">a</text:span> deng<text:span text:style-name="T2">a</text:span>n <text:span text:style-name="T2">tersenyum </text:span>lantas bersabd<text:span text:style-name="T2">a</text:span> : "Sesungguhnya sebe<text:span text:style-name="T2">n</text:span>tar ini diturunkan kepadaku satu su<text:span text:style-name="T2">rat</text:span>" Beliau lalu membaca : ''Bismillahir-rah<text:span text:style-name="T2">m</text:span>anir<text:span text:style-name="T2">ahim”.”</text:span>Ina A'tainaKal-kaus<text:span text:style-name="T2">a</text:span>r”. “Sesungguhnya Kami telah memberikan kepada <text:span text:style-name="T2">eng</text:span>kau <text:span text:style-name="T2">(Muhammad) al-kausar</text:span>)." <text:span text:style-name="T2">beli</text:span>au membacanya sampai habis satu suret. <text:span text:style-name="T2">Beliau bersabda: “Apakah kamu sekalian tahu, apa al-kausar itu?” Para sahabat berkata, “Allah dan Rasulnya yang lebih mengerti” Beliau bersabda</text:span>"Al-kaufsar itu ialah suatu Sungai yang <text:span text:style-name="T2">Tuhsn</text:span> ku telah memberikannya kepadaku di <text:span text:style-name="T2">f</text:span>alam surga yang di atasnya ada beberapa kebaikan , kelak <text:span text:style-name="T3">hari qiy</text:span>amat um<text:span text:style-name="T3">m</text:span>atku akan datang kepadanya. A<text:span text:style-name="T3">l</text:span>at-alat miengambilny<text:span text:style-name="T3">a (bej</text:span>ananya) seperti ban<text:span text:style-name="T3">y</text:span>aknya bintang-bintang, seorang hamba daripada uminatku terjauh <text:span text:style-name="T3">dari p</text:span>ada mereka <text:span text:style-name="T3">(</text:span>ummat) , lal<text:span text:style-name="T3">u</text:span> aku <text:soft-page-break/>berkata “Ya Tuhan , sesungguhnya d<text:span text:style-name="T3">ia adalah ummatku!”</text:span> Lalu dikatakan kepada beliau. "Sesungguhnya engkau tidak men<text:span text:style-name="T3">getahui</text:span> apa-apa yang telah dia ada-a<text:span text:style-name="T3">d</text:span>akan sesudah engkau."</text:p>
      <text:p text:style-name="P1">(Riwayat Ibnu Abi Syaibah dan Ibnu Jarir Ath-Thabari).</text:p>
      <text:p text:style-name="P1"/>
      <text:p text:style-name="P1"/>
      <text:p text:style-name="P1"/>
      <text:p text:style-name="P1"/>
      <text:p text:style-name="P1"/>
      <text:p text:style-name="P1"><text:bookmark text:name="docs-internal-guid-c9c1870a-2a29-6ce3-b229-bff1b35afc41"/>68. Dari Al-Hakam bin 'Umair 7.0. berkata: 'Rasulullah sa.w. pernah bersabda: Perkara yang sangat jelek, dan beban yang amat berat dan perbuatan jahat yang tidak pu<text:span text:style-name="T3">t</text:span>usnya, - <text:span text:style-name="T3">i</text:span>alah. menampak<text:span text:style-name="T3">k</text:span>an beberapa perbuatan bid'ah."</text:p>
      <text:p text:style-name="P1">(Riwayat Ath-Thabarani)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c9c1870a-2a29-8813-86b1-015080c045f8"/>69. Dani Anas r.a. berkata : Rasulullan S.A.W. pernah ber<text:span text:style-name="T3">sa</text:span>bda - Barang siapa yang mengicuh ummatku, muka murka kepadanya Allah, dan murka malaikat dan murka <text:span text:style-name="T3">s</text:span>e<text:span text:style-name="T3">g</text:span>enap <text:span text:style-name="T3">m</text:span>anusia". Belia<text:span text:style-name="T3">u</text:span> ditanya : "Ya Rasulullah, apa yang dinamaka<text:span text:style-name="T3">n</text:span> mengicuh?” Beliau menjawab : Bahwa ia berbuat bid'ah kepada mereka suatu bid'ah lalu dikerjakamnya. "</text:p>
      <text:p text:style-name="P1">(Riwayat Ad-Daraguthna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bookmark text:name="docs-internal-guid-b53e316e-2a29-bc26-2771-034acd450536"/><text:soft-page-break/>70. Da<text:span text:style-name="T4">ri</text:span> Abi Hurairahaah <text:span text:style-name="T4">r</text:span>.a. berkata , Rastalullah s.a.w, Pernah bersabda : "Akan da<text:span text:style-name="T4">tang suatu kaum yang akan membunuh sunnah dan mrnyangatkan tentang agama maka atas itu mereka</text:span> <text:span text:style-name="T4">it</text:span>u la'nat Allah dan la'nat orang-orang yang mela'nat dan la'nat <text:span text:style-name="T4">malaikat serta la’nat segenap manusia.”</text:span></text:p>
      <text:p text:style-name="P1">(Riwayat Ad-Dailart).</text:p>
      <text:p text:style-name="P1"/>
      <text:p text:style-name="P1"/>
      <text:p text:style-name="P1"/>
      <text:p text:style-name="P1"><text:span text:style-name="T4">71. Dari Abi</text:span> Umamah <text:span text:style-name="T4">r.a</text:span>. berkata : Rasulullah <text:span text:style-name="T4">s</text:span>.<text:span text:style-name="T4">a.w</text:span>. pe<text:span text:style-name="T4">r</text:span>nah bersabda "<text:span text:style-name="T4">o</text:span>rang-orang ahli bid'ah i<text:span text:style-name="T4">t</text:span>u anjin<text:span text:style-name="T4">g-</text:span>an<text:span text:style-name="T4">j</text:span>ing neraka."</text:p>
      <text:p text:style-name="P1">(Riwayat Abu Hatim Al-Khuza'i).</text:p>
      <text:p text:style-name="P1"/>
      <text:p text:style-name="P1"/>
      <text:p text:style-name="P1"/>
      <text:p text:style-name="P1"/>
      <text:p text:style-name="P1"/>
      <text:p text:style-name="P1"><text:bookmark text:name="docs-internal-guid-b53e316e-2a2a-12a3-e3a6-9ee04972fff7"/>72. Dari Ibnu Abbas ra berkata Rasulullah <text:span text:style-name="T4">s</text:span>.<text:span text:style-name="T4">a</text:span>.<text:span text:style-name="T4">w</text:span>. bersabda “Bukar darip<text:span text:style-name="T4">a</text:span>da ummat-ku siapa-siapa yang mengeriakan selain sunnah, sunnah- kami. "</text:p>
      <text:p text:style-name="P1">(Riwayat Ad-Dailami).</text:p>
      <text:p text:style-name="P1"/>
      <text:p text:style-name="P1"/>
      <text:p text:style-name="P1"/>
      <text:p text:style-name="P1"/>
      <text:p text:style-name="P1"/>
      <text:p text:style-name="P3"><text:bookmark text:name="docs-internal-guid-0c578dfa-2a2a-54bf-b6b2-db3574a34908"/><text:span text:style-name="T4">73</text:span>. <text:span text:style-name="T4">Dari Aisyah r.a berkata</text:span> Rasulullah s.a.w pernah bersah<text:span text:style-name="T4">a: “Sesungguhnya </text:span>agama Islam itu akan berkembang, kemudian akan ada <text:span text:style-name="T4">padanya kelambatan, maka barang siapa yang kelambatannya melebihi batas (menambahi pimpinan agama) dan bid’ah, maka mereka itu ahli neraka.”</text:span></text:p>
      <text:p text:style-name="P3">(Riwayat Ath-Thabarani).</text:p>
      <text:p text:style-name="P3"/>
      <text:p text:style-name="P3"/>
      <text:p text:style-name="P3"/>
      <text:p text:style-name="P3"/>
      <text:p text:style-name="P3"/>
      <text:p text:style-name="P1"><text:bookmark text:name="docs-internal-guid-0c578dfa-2a2a-68f5-2d8e-73c419d95c24"/><text:span text:style-name="T4">74. D</text:span>a<text:span text:style-name="T4">ri</text:span> Anas r.a. berka'a : Rasulullah sa.w, perah bersabda : "Orang ahli bid'ah itu sejelek-j<text:span text:style-name="T4">e</text:span>lek makhluk dan sejelek-jelek yang dicipiakan.”</text:p>
      <text:p text:style-name="P1"><text:soft-page-break/>(Riwayat Abu Nu'aim) .</text:p>
      <text:p text:style-name="P1"/>
      <text:p text:style-name="P1"/>
      <text:p text:style-name="P1"/>
      <text:p text:style-name="P1"/>
      <text:p text:style-name="P1"/>
      <text:p text:style-name="P1"><text:bookmark text:name="docs-internal-guid-0c578dfa-2a2a-7db6-24c0-84c8ebf07514"/>75. Di<text:span text:style-name="T4">ri</text:span> 'Abdullah bin <text:span text:style-name="T4">B</text:span>usr r.<text:span text:style-name="T4">a</text:span>. berkata : Rasulullah <text:span text:style-name="T4">s</text:span>.<text:span text:style-name="T4">a</text:span>.<text:span text:style-name="T4">w</text:span>. pe<text:span text:style-name="T4">rn</text:span>ah bersabda: "Barang siapa menghormati seorang ahli bid'ah maka sesungguhnya ia telah menolong untuk kerobohan agama Islam."</text:p>
      <text:p text:style-name="P1">(Riwayat At-Thabarani).</text:p>
      <text:p text:style-name="P1"/>
      <text:p text:style-name="P1"/>
      <text:p text:style-name="P1"/>
      <text:p text:style-name="P1"/>
      <text:p text:style-name="P1"/>
      <text:p text:style-name="P1"><text:bookmark text:name="docs-internal-guid-0c578dfa-2a2a-8ccb-c0ec-3383451a8864"/>76. Dari Anas <text:span text:style-name="T4">r</text:span>.<text:span text:style-name="T4">a</text:span>. <text:span text:style-name="T4">b</text:span>erkata Rasulullah <text:span text:style-name="T4">s</text:span>.a.w. Pernah: “bersabda Apa bila mati seorang ahli bid'ah, maka sesungguhnya telah dibukalah. (menanglah). di dalam Islam suatu kernenangan. "</text:p>
      <text:p text:style-name="P1">(Riwayat Ad-Dilani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1:54:10.679811732</meta:creation-date>
    <dc:date>2018-03-16T00:48:30.530437518</dc:date>
    <meta:editing-duration>PT18M52S</meta:editing-duration>
    <meta:editing-cycles>5</meta:editing-cycles>
    <meta:generator>LibreOffice/6.0.0.3$Linux_X86_64 LibreOffice_project/64a0f66915f38c6217de274f0aa8e15618924765</meta:generator>
    <meta:document-statistic meta:table-count="0" meta:image-count="0" meta:object-count="0" meta:page-count="6" meta:paragraph-count="35" meta:word-count="809" meta:character-count="5760" meta:non-whitespace-character-count="4985"/>
  </office:meta>
</office:document-meta>
</file>